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736in"/>
    </style:style>
    <style:style style:name="co2" style:family="table-column">
      <style:table-column-properties fo:break-before="auto" style:column-width="1.9291in"/>
    </style:style>
    <style:style style:name="co3" style:family="table-column">
      <style:table-column-properties fo:break-before="auto" style:column-width="0.7071in"/>
    </style:style>
    <style:style style:name="co4" style:family="table-column">
      <style:table-column-properties fo:break-before="auto" style:column-width="1.3272in"/>
    </style:style>
    <style:style style:name="co5" style:family="table-column">
      <style:table-column-properties fo:break-before="auto" style:column-width="0.8874in"/>
    </style:style>
    <style:style style:name="co6" style:family="table-column">
      <style:table-column-properties fo:break-before="auto" style:column-width="1.5819in"/>
    </style:style>
    <style:style style:name="co7" style:family="table-column">
      <style:table-column-properties fo:break-before="auto" style:column-width="1.3681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1.4972in"/>
    </style:style>
    <style:style style:name="co10" style:family="table-column">
      <style:table-column-properties fo:break-before="auto" style:column-width="1.2346in"/>
    </style:style>
    <style:style style:name="co11" style:family="table-column">
      <style:table-column-properties fo:break-before="auto" style:column-width="1.8984in"/>
    </style:style>
    <style:style style:name="co12" style:family="table-column">
      <style:table-column-properties fo:break-before="auto" style:column-width="1.3583in"/>
    </style:style>
    <style:style style:name="co13" style:family="table-column">
      <style:table-column-properties fo:break-before="auto" style:column-width="1.9425in"/>
    </style:style>
    <style:style style:name="co14" style:family="table-column">
      <style:table-column-properties fo:break-before="auto" style:column-width="1.389in"/>
    </style:style>
    <style:style style:name="co15" style:family="table-column">
      <style:table-column-properties fo:break-before="auto" style:column-width="1.528in"/>
    </style:style>
    <style:style style:name="co16" style:family="table-column">
      <style:table-column-properties fo:break-before="auto" style:column-width="1.5744in"/>
    </style:style>
    <style:style style:name="co1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false"/>
    </style:style>
    <style:style style:name="ro2" style:family="table-row">
      <style:table-row-properties style:row-height="1.0307in" fo:break-before="auto" style:use-optimal-row-height="false"/>
    </style:style>
    <style:style style:name="ro3" style:family="table-row">
      <style:table-row-properties style:row-height="0.4098in" fo:break-before="auto" style:use-optimal-row-height="false"/>
    </style:style>
    <style:style style:name="ro4" style:family="table-row">
      <style:table-row-properties style:row-height="0.3047in" fo:break-before="auto" style:use-optimal-row-height="false"/>
    </style:style>
    <style:style style:name="ro5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text-style style:name="N10100" number:language="en" number:country="US">
      <number:text-content/>
    </number:text-style>
    <style:style style:name="ce1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</style:style>
    <style:style style:name="ce65" style:family="table-cell" style:parent-style-name="Default">
      <style:table-cell-properties fo:background-color="#ffd7d7" style:text-align-source="fix" style:repeat-content="false" fo:wrap-option="wrap" fo:border="0.74pt solid #000000" style:vertical-align="middle"/>
      <style:paragraph-properties fo:text-align="center" fo:margin-left="0in"/>
    </style:style>
    <style:style style:name="ce3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center" fo:margin-left="0in"/>
    </style:style>
    <style:style style:name="ce5" style:family="table-cell" style:parent-style-name="Default" style:data-style-name="N10100">
      <style:table-cell-properties fo:border-bottom="0.74pt solid #000000" style:text-align-source="fix" style:repeat-content="false" fo:background-color="transparent" fo:border-left="0.06pt solid #000000" fo:border-right="0.74pt solid #000000" fo:border-top="0.06pt solid #000000" style:vertical-align="middle"/>
      <style:paragraph-properties fo:text-align="center"/>
      <style:text-properties fo:color="#000000"/>
    </style:style>
    <style:style style:name="ce7" style:family="table-cell" style:parent-style-name="Default">
      <style:table-cell-properties fo:background-color="transparent"/>
    </style:style>
    <style:style style:name="ce93" style:family="table-cell" style:parent-style-name="Default">
      <style:table-cell-properties fo:background-color="#b4c7dc" style:text-align-source="fix" style:repeat-content="false" fo:wrap-option="wrap" fo:border="0.74pt solid #000000" style:vertical-align="middle"/>
      <style:paragraph-properties fo:text-align="center" fo:margin-left="0in"/>
    </style:style>
    <style:style style:name="ce12" style:family="table-cell" style:parent-style-name="Default">
      <style:table-cell-properties fo:border="0.74pt solid #000000"/>
    </style:style>
    <style:style style:name="ce13" style:family="table-cell" style:parent-style-name="Default" style:data-style-name="N11">
      <style:table-cell-properties fo:border="0.74pt solid #000000"/>
    </style:style>
    <style:style style:name="ce10" style:family="table-cell" style:parent-style-name="Default" style:data-style-name="N11">
      <style:table-cell-properties fo:background-color="transparent"/>
    </style:style>
    <style:style style:name="ce15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9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fo:background-color="#ffe994" style:text-align-source="fix" style:repeat-content="false" fo:wrap-option="wrap" fo:border="0.74pt solid #000000" style:vertical-align="middle"/>
      <style:paragraph-properties fo:text-align="center" fo:margin-left="0in"/>
      <style:text-properties fo:color="#000000" style:font-name="Menlo" fo:font-size="12pt" fo:language="none" fo:country="none" style:font-name-asian="Menlo" style:font-size-asian="12pt" style:language-asian="none" style:country-asian="none" style:font-name-complex="Menlo" style:font-size-complex="12pt" style:language-complex="none" style:country-complex="none"/>
    </style:style>
    <style:style style:name="ce21" style:family="table-cell" style:parent-style-name="Default">
      <style:table-cell-properties fo:background-color="#afd095" style:text-align-source="fix" style:repeat-content="false" fo:wrap-option="wrap" fo:border="0.74pt solid #000000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112" style:family="table-cell" style:parent-style-name="Default">
      <style:table-cell-properties style:text-align-source="fix" style:repeat-content="false" fo:border="0.74pt solid #000000" style:vertical-align="middle"/>
      <style:paragraph-properties fo:text-align="end" fo:margin-left="0in"/>
    </style:style>
    <style:style style:name="ce3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2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</style:style>
    <style:style style:name="ce32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61" style:family="table-cell" style:parent-style-name="Default">
      <style:table-cell-properties fo:background-color="#afd095" style:text-align-source="fix" style:repeat-content="false" fo:wrap-option="wrap" style:vertical-align="middle"/>
      <style:paragraph-properties fo:text-align="center" fo:margin-left="0in"/>
    </style:style>
    <style:style style:name="ce39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3083in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385in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165in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P3" style:family="paragraph">
      <loext:graphic-properties draw:fill="none" draw:fill-color="#ffffff"/>
      <style:paragraph-properties style:writing-mode="lr-tb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2" style:family="text"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office:forms form:automatic-focus="false" form:apply-design-mode="false"/>
        <table:shapes>
          <draw:frame draw:z-index="0" draw:style-name="gr1" draw:text-style-name="P1" svg:width="5.2366in" svg:height="5.8035in" svg:x="1.7579in" svg:y="7.6827in">
            <draw:object draw:notify-on-update-of-ranges="RESULTS.A17:RESULTS.A20 RESULTS.C17:RESULTS.C2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2" draw:text-style-name="P2" svg:width="0.2268in" svg:height="0.3083in" draw:transform="rotate (1.5707963267949) translate (1.88228346456693in 10.0582677165354in)">
            <draw:text-box>
              <text:p><text:span text:style-name="T1">3</text:span></text:p>
            </draw:text-box>
          </draw:frame>
          <draw:frame draw:z-index="2" draw:style-name="gr3" draw:text-style-name="P2" svg:width="0.5012in" svg:height="0.385in" draw:transform="rotate (1.5707963267949) translate (2.20944881889764in 10.0657480314961in)">
            <draw:text-box>
              <text:p><text:span text:style-name="T1">opt</text:span></text:p>
            </draw:text-box>
          </draw:frame>
          <draw:frame draw:z-index="3" draw:style-name="gr1" draw:text-style-name="P1" svg:width="5.2366in" svg:height="5.8035in" svg:x="8.0894in" svg:y="7.7106in">
            <draw:object draw:notify-on-update-of-ranges="RESULTS.A12:RESULTS.A15 RESULTS.C12:RESULTS.C1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4" draw:style-name="gr4" draw:text-style-name="P3" svg:width="0.3614in" svg:height="0.3165in" draw:transform="rotate (1.5707963267949) translate (8.2507874015748in 10.1287401574803in)">
            <draw:text-box>
              <text:p><text:span text:style-name="T2">15</text:span></text:p>
            </draw:text-box>
          </draw:frame>
          <draw:frame draw:z-index="5" draw:style-name="gr4" draw:text-style-name="P3" svg:width="0.3614in" svg:height="0.3165in" draw:transform="rotate (1.5707963267949) translate (8.60157480314961in 10.148031496063in)">
            <draw:text-box>
              <text:p><text:span text:style-name="T2">h</text:span></text:p>
            </draw:text-box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32"/>
        <table:table-column table:style-name="co9" table:default-cell-style-name="ce32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8" table:default-cell-style-name="Default"/>
        <table:table-column table:style-name="co17" table:number-columns-repeated="19" table:default-cell-style-name="Default"/>
        <table:table-row table:style-name="ro1">
          <table:table-cell table:style-name="ce1" table:number-columns-spanned="2" table:number-rows-spanned="2"/>
          <table:covered-table-cell table:style-name="ce1"/>
          <table:table-cell table:style-name="ce1"/>
          <table:table-cell table:style-name="ce15" office:value-type="string" calcext:value-type="string" table:number-columns-spanned="11" table:number-rows-spanned="1">
            <text:p>Relative improvement over the best result of heuristics averaged over 22 instances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17"/>
          <table:table-cell table:number-columns-repeated="6"/>
        </table:table-row>
        <table:table-row table:style-name="ro2">
          <table:covered-table-cell table:number-columns-repeated="2" table:style-name="ce1"/>
          <table:table-cell table:style-name="ce1"/>
          <table:table-cell table:style-name="ce19" office:value-type="string" calcext:value-type="string">
            <text:p>a280</text:p>
          </table:table-cell>
          <table:table-cell table:style-name="ce19" office:value-type="string" calcext:value-type="string">
            <text:p>d493</text:p>
          </table:table-cell>
          <table:table-cell table:style-name="ce19" office:value-type="string" calcext:value-type="string">
            <text:p>fl417</text:p>
          </table:table-cell>
          <table:table-cell table:style-name="ce19" office:value-type="string" calcext:value-type="string">
            <text:p>gil262</text:p>
          </table:table-cell>
          <table:table-cell table:style-name="ce19" office:value-type="string" calcext:value-type="string">
            <text:p>gr202</text:p>
          </table:table-cell>
          <table:table-cell table:style-name="ce19" office:value-type="string" calcext:value-type="string">
            <text:p>gr229</text:p>
          </table:table-cell>
          <table:table-cell table:style-name="ce19" office:value-type="string" calcext:value-type="string">
            <text:p>gr431</text:p>
            <text:p/>
          </table:table-cell>
          <table:table-cell table:style-name="ce19" office:value-type="string" calcext:value-type="string">
            <text:p>kroA200</text:p>
          </table:table-cell>
          <table:table-cell table:style-name="ce19" office:value-type="string" calcext:value-type="string">
            <text:p>kroB200</text:p>
          </table:table-cell>
          <table:table-cell table:style-name="ce19" office:value-type="string" calcext:value-type="string">
            <text:p>lin318</text:p>
          </table:table-cell>
          <table:table-cell table:style-name="ce19" office:value-type="string" calcext:value-type="string">
            <text:p>pcb442</text:p>
          </table:table-cell>
          <table:table-cell table:style-name="ce19" office:value-type="string" calcext:value-type="string">
            <text:p>pr226</text:p>
          </table:table-cell>
          <table:table-cell table:style-name="ce19" office:value-type="string" calcext:value-type="string">
            <text:p>pr264</text:p>
          </table:table-cell>
          <table:table-cell table:style-name="ce19" office:value-type="string" calcext:value-type="string">
            <text:p>pr299</text:p>
          </table:table-cell>
          <table:table-cell table:style-name="ce19" office:value-type="string" calcext:value-type="string">
            <text:p>pr439</text:p>
          </table:table-cell>
          <table:table-cell table:style-name="ce19" office:value-type="string" calcext:value-type="string">
            <text:p>rd400</text:p>
          </table:table-cell>
          <table:table-cell table:style-name="ce19" office:value-type="string" calcext:value-type="string">
            <text:p>ts225</text:p>
          </table:table-cell>
          <table:table-cell table:style-name="ce19" office:value-type="string" calcext:value-type="string">
            <text:p>tsp225</text:p>
          </table:table-cell>
          <table:table-cell table:style-name="ce131" table:number-columns-repeated="1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Optimal value →</text:p>
          </table:table-cell>
          <table:covered-table-cell table:style-name="ce1"/>
          <table:table-cell table:style-name="ce1"/>
          <table:table-cell table:style-name="ce18" office:value-type="float" office:value="2586.76964756316" calcext:value-type="float">
            <text:p>2586.76964756316</text:p>
          </table:table-cell>
          <table:table-cell table:style-name="ce19" table:number-columns-repeated="3"/>
          <table:table-cell table:style-name="ce18" office:value-type="float" office:value="40107.0670627768" calcext:value-type="float">
            <text:p>40107.0670627768</text:p>
          </table:table-cell>
          <table:table-cell table:style-name="ce19" table:number-columns-repeated="5"/>
          <table:table-cell table:style-name="ce18" office:value-type="float" office:value="50783.5475137353" calcext:value-type="float">
            <text:p>50783.5475137353</text:p>
          </table:table-cell>
          <table:table-cell table:style-name="ce19" table:number-columns-repeated="7"/>
          <table:table-cell table:style-name="ce131" table:number-columns-repeated="10"/>
          <table:table-cell table:number-columns-repeated="6"/>
        </table:table-row>
        <table:table-row table:style-name="ro3">
          <table:table-cell table:style-name="ce1" office:value-type="string" calcext:value-type="string" table:number-columns-spanned="2" table:number-rows-spanned="1">
            <text:p>Best result of heuristics →</text:p>
          </table:table-cell>
          <table:covered-table-cell table:style-name="ce1"/>
          <table:table-cell table:style-name="ce1"/>
          <table:table-cell table:style-name="ce19" office:value-type="float" office:value="2823.57550041178" calcext:value-type="float">
            <text:p>2823.57550041178</text:p>
          </table:table-cell>
          <table:table-cell table:style-name="ce19" office:value-type="float" office:value="37168.2520500498" calcext:value-type="float">
            <text:p>37168.2520500498</text:p>
          </table:table-cell>
          <table:table-cell table:style-name="ce19" office:value-type="float" office:value="12163.0454825405" calcext:value-type="float">
            <text:p>12163.0454825405</text:p>
          </table:table-cell>
          <table:table-cell table:style-name="ce19" office:value-type="float" office:value="2508.44270697653" calcext:value-type="float">
            <text:p>2508.44270697653</text:p>
          </table:table-cell>
          <table:table-cell table:style-name="ce19" office:value-type="float" office:value="42075.4847699761" calcext:value-type="float">
            <text:p>42075.4847699761</text:p>
          </table:table-cell>
          <table:table-cell table:style-name="ce19" office:value-type="float" office:value="140095.067486166" calcext:value-type="float">
            <text:p>140095.067486166</text:p>
          </table:table-cell>
          <table:table-cell table:style-name="ce19" office:value-type="float" office:value="180477.786893014" calcext:value-type="float">
            <text:p>180477.786893014</text:p>
          </table:table-cell>
          <table:table-cell table:style-name="ce19" office:value-type="float" office:value="30324.3486861728" calcext:value-type="float">
            <text:p>30324.3486861728</text:p>
          </table:table-cell>
          <table:table-cell table:style-name="ce19" office:value-type="float" office:value="30448.5202488339" calcext:value-type="float">
            <text:p>30448.5202488339</text:p>
          </table:table-cell>
          <table:table-cell table:style-name="ce19" office:value-type="float" office:value="44274.8687342631" calcext:value-type="float">
            <text:p>44274.8687342631</text:p>
          </table:table-cell>
          <table:table-cell table:style-name="ce19" office:value-type="float" office:value="55478.2262631986" calcext:value-type="float">
            <text:p>55478.2262631986</text:p>
          </table:table-cell>
          <table:table-cell table:style-name="ce19" office:value-type="float" office:value="80894.6080758516" calcext:value-type="float">
            <text:p>80894.6080758516</text:p>
          </table:table-cell>
          <table:table-cell table:style-name="ce19" office:value-type="float" office:value="53611.3002678582" calcext:value-type="float">
            <text:p>53611.3002678582</text:p>
          </table:table-cell>
          <table:table-cell table:style-name="ce19" office:value-type="float" office:value="50728.1545845045" calcext:value-type="float">
            <text:p>50728.1545845045</text:p>
          </table:table-cell>
          <table:table-cell table:style-name="ce19" office:value-type="float" office:value="112772.500705695" calcext:value-type="float">
            <text:p>112772.500705695</text:p>
          </table:table-cell>
          <table:table-cell table:style-name="ce19" office:value-type="float" office:value="16173.0355226808" calcext:value-type="float">
            <text:p>16173.0355226808</text:p>
          </table:table-cell>
          <table:table-cell table:style-name="ce19" office:value-type="float" office:value="133523.722822265" calcext:value-type="float">
            <text:p>133523.722822265</text:p>
          </table:table-cell>
          <table:table-cell table:style-name="ce19" office:value-type="float" office:value="4103.31582730153" calcext:value-type="float">
            <text:p>4103.31582730153</text:p>
          </table:table-cell>
          <table:table-cell table:style-name="ce131" table:number-columns-repeated="10"/>
          <table:table-cell table:number-columns-repeated="6"/>
        </table:table-row>
        <table:table-row table:style-name="ro2">
          <table:table-cell table:style-name="ce65" office:value-type="string" calcext:value-type="string">
            <text:p>Size factor</text:p>
          </table:table-cell>
          <table:table-cell table:style-name="ce93" office:value-type="string" calcext:value-type="string">
            <text:p>Average improvement over all instances <text:s/></text:p>
          </table:table-cell>
          <table:table-cell table:style-name="ce93"/>
          <table:table-cell table:style-name="ce19" table:number-columns-repeated="4"/>
          <table:table-cell table:style-name="ce23" table:number-columns-repeated="2"/>
          <table:table-cell table:style-name="ce19" table:number-columns-repeated="12"/>
          <table:table-cell table:style-name="ce131" table:number-columns-repeated="10"/>
          <table:table-cell table:number-columns-repeated="6"/>
        </table:table-row>
        <table:table-row table:style-name="ro4">
          <table:table-cell table:style-name="ce3" table:number-columns-repeated="3"/>
          <table:table-cell table:style-name="ce21" office:value-type="string" calcext:value-type="string" table:number-columns-spanned="11" table:number-rows-spanned="1">
            <text:p>Absolute values</text:p>
          </table:table-cell>
          <table:covered-table-cell table:number-columns-repeated="3" table:style-name="ce3"/>
          <table:covered-table-cell table:number-columns-repeated="2" table:style-name="ce30"/>
          <table:covered-table-cell table:number-columns-repeated="5" table:style-name="ce3"/>
          <table:table-cell table:style-name="ce61" table:number-columns-repeated="23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number-columns-repeated="2"/>
          <table:table-cell office:value-type="float" office:value="2788.24512236444" calcext:value-type="float">
            <text:p>2788.24512236444</text:p>
          </table:table-cell>
          <table:table-cell office:value-type="float" office:value="37168.2520500498" calcext:value-type="float">
            <text:p>37168.2520500498</text:p>
          </table:table-cell>
          <table:table-cell office:value-type="float" office:value="12160.7804872672" calcext:value-type="float">
            <text:p>12160.7804872672</text:p>
          </table:table-cell>
          <table:table-cell office:value-type="float" office:value="2508.44270697653" calcext:value-type="float">
            <text:p>2508.44270697653</text:p>
          </table:table-cell>
          <table:table-cell table:style-name="Default" office:value-type="float" office:value="42075.4847699761" calcext:value-type="float">
            <text:p>42075.4847699761</text:p>
          </table:table-cell>
          <table:table-cell table:style-name="Default" office:value-type="float" office:value="140095.067486166" calcext:value-type="float">
            <text:p>140095.067486166</text:p>
          </table:table-cell>
          <table:table-cell office:value-type="float" office:value="180477.786893014" calcext:value-type="float">
            <text:p>180477.786893014</text:p>
          </table:table-cell>
          <table:table-cell office:value-type="float" office:value="30324.3486861728" calcext:value-type="float">
            <text:p>30324.3486861728</text:p>
          </table:table-cell>
          <table:table-cell office:value-type="float" office:value="30448.5202488339" calcext:value-type="float">
            <text:p>30448.5202488339</text:p>
          </table:table-cell>
          <table:table-cell office:value-type="float" office:value="44274.8687342631" calcext:value-type="float">
            <text:p>44274.8687342631</text:p>
          </table:table-cell>
          <table:table-cell office:value-type="float" office:value="55478.2262631986" calcext:value-type="float">
            <text:p>55478.2262631986</text:p>
          </table:table-cell>
          <table:table-cell office:value-type="float" office:value="80894.6080758516" calcext:value-type="float">
            <text:p>80894.6080758516</text:p>
          </table:table-cell>
          <table:table-cell office:value-type="float" office:value="53150.8678948447" calcext:value-type="float">
            <text:p>53150.8678948447</text:p>
          </table:table-cell>
          <table:table-cell office:value-type="float" office:value="50728.1545845045" calcext:value-type="float">
            <text:p>50728.1545845045</text:p>
          </table:table-cell>
          <table:table-cell office:value-type="float" office:value="112772.500705695" calcext:value-type="float">
            <text:p>112772.500705695</text:p>
          </table:table-cell>
          <table:table-cell office:value-type="float" office:value="16173.0355226808" calcext:value-type="float">
            <text:p>16173.0355226808</text:p>
          </table:table-cell>
          <table:table-cell office:value-type="float" office:value="131663.487121986" calcext:value-type="float">
            <text:p>131663.487121986</text:p>
          </table:table-cell>
          <table:table-cell office:value-type="float" office:value="4103.31582730153" calcext:value-type="float">
            <text:p>4103.31582730153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number-columns-repeated="2"/>
          <table:table-cell office:value-type="float" office:value="2773.13475168072" calcext:value-type="float">
            <text:p>2773.13475168072</text:p>
          </table:table-cell>
          <table:table-cell office:value-type="float" office:value="36896.6527107772" calcext:value-type="float">
            <text:p>36896.6527107772</text:p>
          </table:table-cell>
          <table:table-cell office:value-type="float" office:value="12097.0656794027" calcext:value-type="float">
            <text:p>12097.0656794027</text:p>
          </table:table-cell>
          <table:table-cell office:value-type="float" office:value="2481.38443636281" calcext:value-type="float">
            <text:p>2481.38443636281</text:p>
          </table:table-cell>
          <table:table-cell table:style-name="Default" office:value-type="float" office:value="41386.7723224651" calcext:value-type="float">
            <text:p>41386.7723224651</text:p>
          </table:table-cell>
          <table:table-cell table:style-name="Default" office:value-type="float" office:value="138107.02905066" calcext:value-type="float">
            <text:p>138107.02905066</text:p>
          </table:table-cell>
          <table:table-cell office:value-type="float" office:value="179432.353130438" calcext:value-type="float">
            <text:p>179432.353130438</text:p>
          </table:table-cell>
          <table:table-cell office:value-type="float" office:value="29888.1601064191" calcext:value-type="float">
            <text:p>29888.1601064191</text:p>
          </table:table-cell>
          <table:table-cell office:value-type="float" office:value="30091.828494302" calcext:value-type="float">
            <text:p>30091.828494302</text:p>
          </table:table-cell>
          <table:table-cell office:value-type="float" office:value="43852.4209504111" calcext:value-type="float">
            <text:p>43852.4209504111</text:p>
          </table:table-cell>
          <table:table-cell office:value-type="float" office:value="54758.1518224522" calcext:value-type="float">
            <text:p>54758.1518224522</text:p>
          </table:table-cell>
          <table:table-cell office:value-type="float" office:value="80876.7514898009" calcext:value-type="float">
            <text:p>80876.7514898009</text:p>
          </table:table-cell>
          <table:table-cell office:value-type="float" office:value="50961.4348016874" calcext:value-type="float">
            <text:p>50961.4348016874</text:p>
          </table:table-cell>
          <table:table-cell office:value-type="float" office:value="49657.1058265661" calcext:value-type="float">
            <text:p>49657.1058265661</text:p>
          </table:table-cell>
          <table:table-cell office:value-type="float" office:value="111764.899026133" calcext:value-type="float">
            <text:p>111764.899026133</text:p>
          </table:table-cell>
          <table:table-cell office:value-type="float" office:value="16087.8917166157" calcext:value-type="float">
            <text:p>16087.8917166157</text:p>
          </table:table-cell>
          <table:table-cell office:value-type="float" office:value="130869.727873938" calcext:value-type="float">
            <text:p>130869.727873938</text:p>
          </table:table-cell>
          <table:table-cell office:value-type="float" office:value="3984.53187100658" calcext:value-type="float">
            <text:p>3984.53187100658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number-columns-repeated="2"/>
          <table:table-cell office:value-type="float" office:value="2743.14528895537" calcext:value-type="float">
            <text:p>2743.14528895537</text:p>
          </table:table-cell>
          <table:table-cell office:value-type="float" office:value="37049.9587849083" calcext:value-type="float">
            <text:p>37049.9587849083</text:p>
          </table:table-cell>
          <table:table-cell office:value-type="float" office:value="12078.213078023" calcext:value-type="float">
            <text:p>12078.213078023</text:p>
          </table:table-cell>
          <table:table-cell office:value-type="float" office:value="2482.66489017004" calcext:value-type="float">
            <text:p>2482.66489017004</text:p>
          </table:table-cell>
          <table:table-cell table:style-name="Default" office:value-type="float" office:value="41405.0412451726" calcext:value-type="float">
            <text:p>41405.0412451726</text:p>
          </table:table-cell>
          <table:table-cell table:style-name="Default" office:value-type="float" office:value="138522.666655139" calcext:value-type="float">
            <text:p>138522.666655139</text:p>
          </table:table-cell>
          <table:table-cell office:value-type="float" office:value="179733.094256297" calcext:value-type="float">
            <text:p>179733.094256297</text:p>
          </table:table-cell>
          <table:table-cell office:value-type="float" office:value="29978.3492819522" calcext:value-type="float">
            <text:p>29978.3492819522</text:p>
          </table:table-cell>
          <table:table-cell office:value-type="float" office:value="29947.7691581382" calcext:value-type="float">
            <text:p>29947.7691581382</text:p>
          </table:table-cell>
          <table:table-cell office:value-type="float" office:value="43920.4609678876" calcext:value-type="float">
            <text:p>43920.4609678876</text:p>
          </table:table-cell>
          <table:table-cell office:value-type="float" office:value="54960.6740097621" calcext:value-type="float">
            <text:p>54960.6740097621</text:p>
          </table:table-cell>
          <table:table-cell office:value-type="float" office:value="80730.913259765" calcext:value-type="float">
            <text:p>80730.913259765</text:p>
          </table:table-cell>
          <table:table-cell office:value-type="float" office:value="50481.5382333161" calcext:value-type="float">
            <text:p>50481.5382333161</text:p>
          </table:table-cell>
          <table:table-cell office:value-type="float" office:value="49837.4436242706" calcext:value-type="float">
            <text:p>49837.4436242706</text:p>
          </table:table-cell>
          <table:table-cell office:value-type="float" office:value="111804.616225615" calcext:value-type="float">
            <text:p>111804.616225615</text:p>
          </table:table-cell>
          <table:table-cell office:value-type="float" office:value="16107.2374756499" calcext:value-type="float">
            <text:p>16107.2374756499</text:p>
          </table:table-cell>
          <table:table-cell office:value-type="float" office:value="131031.74645164" calcext:value-type="float">
            <text:p>131031.74645164</text:p>
          </table:table-cell>
          <table:table-cell office:value-type="float" office:value="3995.46777504833" calcext:value-type="float">
            <text:p>3995.46777504833</text:p>
          </table:table-cell>
          <table:table-cell table:number-columns-repeated="1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number-columns-repeated="2"/>
          <table:table-cell office:value-type="float" office:value="2780.66897397516" calcext:value-type="float">
            <text:p>2780.66897397516</text:p>
          </table:table-cell>
          <table:table-cell office:value-type="float" office:value="37137.382163779" calcext:value-type="float">
            <text:p>37137.382163779</text:p>
          </table:table-cell>
          <table:table-cell office:value-type="float" office:value="12135.6660485208" calcext:value-type="float">
            <text:p>12135.6660485208</text:p>
          </table:table-cell>
          <table:table-cell office:value-type="float" office:value="2484.68506739929" calcext:value-type="float">
            <text:p>2484.68506739929</text:p>
          </table:table-cell>
          <table:table-cell table:style-name="Default" office:value-type="float" office:value="41597.4112986962" calcext:value-type="float">
            <text:p>41597.4112986962</text:p>
          </table:table-cell>
          <table:table-cell table:style-name="Default" office:value-type="float" office:value="138503.654140423" calcext:value-type="float">
            <text:p>138503.654140423</text:p>
          </table:table-cell>
          <table:table-cell office:value-type="float" office:value="180369.929719247" calcext:value-type="float">
            <text:p>180369.929719247</text:p>
          </table:table-cell>
          <table:table-cell office:value-type="float" office:value="29886.1605402303" calcext:value-type="float">
            <text:p>29886.1605402303</text:p>
          </table:table-cell>
          <table:table-cell office:value-type="float" office:value="29859.7076200562" calcext:value-type="float">
            <text:p>29859.7076200562</text:p>
          </table:table-cell>
          <table:table-cell office:value-type="float" office:value="44079.8849549973" calcext:value-type="float">
            <text:p>44079.8849549973</text:p>
          </table:table-cell>
          <table:table-cell office:value-type="float" office:value="55380.3472339719" calcext:value-type="float">
            <text:p>55380.3472339719</text:p>
          </table:table-cell>
          <table:table-cell office:value-type="float" office:value="80861.5919914818" calcext:value-type="float">
            <text:p>80861.5919914818</text:p>
          </table:table-cell>
          <table:table-cell office:value-type="float" office:value="51450.2225131051" calcext:value-type="float">
            <text:p>51450.2225131051</text:p>
          </table:table-cell>
          <table:table-cell office:value-type="float" office:value="50076.3613041363" calcext:value-type="float">
            <text:p>50076.3613041363</text:p>
          </table:table-cell>
          <table:table-cell office:value-type="float" office:value="111890.499995822" calcext:value-type="float">
            <text:p>111890.499995822</text:p>
          </table:table-cell>
          <table:table-cell office:value-type="float" office:value="16147.6752610355" calcext:value-type="float">
            <text:p>16147.6752610355</text:p>
          </table:table-cell>
          <table:table-cell office:value-type="float" office:value="131673.778005442" calcext:value-type="float">
            <text:p>131673.778005442</text:p>
          </table:table-cell>
          <table:table-cell office:value-type="float" office:value="4026.14138162158" calcext:value-type="float">
            <text:p>4026.14138162158</text:p>
          </table:table-cell>
          <table:table-cell table:number-columns-repeated="16"/>
        </table:table-row>
        <table:table-row table:style-name="ro4">
          <table:table-cell table:style-name="ce3" table:number-columns-spanned="2" table:number-rows-spanned="1"/>
          <table:covered-table-cell table:style-name="ce12" table:formula="of:=SUM([.D11:.N11])/22" office:value-type="float" office:value="0" calcext:value-type="float">
            <text:p>0</text:p>
          </table:covered-table-cell>
          <table:table-cell table:style-name="ce12"/>
          <table:table-cell table:style-name="ce21" office:value-type="string" calcext:value-type="string" table:number-columns-spanned="11" table:number-rows-spanned="1">
            <text:p>Relative difference of the fitness value in comparison with the best result of heuristics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17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formula="of:=SUM([.D12:.U12])/15" office:value-type="float" office:value="0.00151376260808539" calcext:value-type="float">
            <text:p>0.001513762608085</text:p>
          </table:table-cell>
          <table:table-cell table:style-name="ce13" table:formula="of:=[.B12]" office:value-type="percentage" office:value="0.00151376260808539" calcext:value-type="percentage">
            <text:p>0.15%</text:p>
          </table:table-cell>
          <table:table-cell table:style-name="ce112"/>
          <table:table-cell table:style-name="ce112" table:formula="of:=([.E$4]-[.E7])/[.E$4]" office:value-type="float" office:value="0" calcext:value-type="float">
            <text:p>0</text:p>
          </table:table-cell>
          <table:table-cell table:style-name="ce112" table:formula="of:=([.F$4]-[.F7])/[.F$4]" office:value-type="float" office:value="0.000186219419844344" calcext:value-type="float">
            <text:p>0.000186219419844</text:p>
          </table:table-cell>
          <table:table-cell table:style-name="ce112" table:formula="of:=([.G$4]-[.G7])/[.G$4]" office:value-type="float" office:value="0" calcext:value-type="float">
            <text:p>0</text:p>
          </table:table-cell>
          <table:table-cell table:style-name="ce112"/>
          <table:table-cell table:style-name="ce112" table:formula="of:=([.I$4]-[.I7])/[.I$4]" office:value-type="float" office:value="0" calcext:value-type="float">
            <text:p>0</text:p>
          </table:table-cell>
          <table:table-cell table:style-name="ce112" table:formula="of:=([.J$4]-[.J7])/[.J$4]" office:value-type="float" office:value="0" calcext:value-type="float">
            <text:p>0</text:p>
          </table:table-cell>
          <table:table-cell table:style-name="ce112" table:formula="of:=([.K$4]-[.K7])/[.K$4]" office:value-type="float" office:value="0" calcext:value-type="float">
            <text:p>0</text:p>
          </table:table-cell>
          <table:table-cell table:style-name="ce112" table:formula="of:=([.L$4]-[.L7])/[.L$4]" office:value-type="float" office:value="0" calcext:value-type="float">
            <text:p>0</text:p>
          </table:table-cell>
          <table:table-cell table:style-name="ce112" table:formula="of:=([.M$4]-[.M7])/[.M$4]" office:value-type="float" office:value="0" calcext:value-type="float">
            <text:p>0</text:p>
          </table:table-cell>
          <table:table-cell table:style-name="ce112"/>
          <table:table-cell table:style-name="ce112" table:formula="of:=([.O$4]-[.O7])/[.O$4]" office:value-type="float" office:value="0" calcext:value-type="float">
            <text:p>0</text:p>
          </table:table-cell>
          <table:table-cell table:style-name="ce112" table:formula="of:=([.P$4]-[.P7])/[.P$4]" office:value-type="float" office:value="0.00858834556731587" calcext:value-type="float">
            <text:p>0.008588345567316</text:p>
          </table:table-cell>
          <table:table-cell table:style-name="ce112" table:formula="of:=([.Q$4]-[.Q7])/[.Q$4]" office:value-type="float" office:value="0" calcext:value-type="float">
            <text:p>0</text:p>
          </table:table-cell>
          <table:table-cell table:style-name="ce112" table:formula="of:=([.R$4]-[.R7])/[.R$4]" office:value-type="float" office:value="0" calcext:value-type="float">
            <text:p>0</text:p>
          </table:table-cell>
          <table:table-cell table:style-name="ce112" table:formula="of:=([.S$4]-[.S7])/[.S$4]" office:value-type="float" office:value="0" calcext:value-type="float">
            <text:p>0</text:p>
          </table:table-cell>
          <table:table-cell table:style-name="ce112" table:formula="of:=([.T$4]-[.T7])/[.T$4]" office:value-type="float" office:value="0.0139318741341206" calcext:value-type="float">
            <text:p>0.013931874134121</text:p>
          </table:table-cell>
          <table:table-cell table:style-name="ce112" table:formula="of:=([.U$4]-[.U7])/[.U$4]" office:value-type="float" office:value="0" calcext:value-type="float">
            <text:p>0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formula="of:=SUM([.D13:.U13])/15" office:value-type="float" office:value="0.0141952014552567" calcext:value-type="float">
            <text:p>0.014195201455257</text:p>
          </table:table-cell>
          <table:table-cell table:style-name="ce13" table:formula="of:=[.B13]" office:value-type="percentage" office:value="0.0141952014552567" calcext:value-type="percentage">
            <text:p>1.42%</text:p>
          </table:table-cell>
          <table:table-cell table:style-name="ce112"/>
          <table:table-cell table:style-name="ce112" table:formula="of:=([.E$4]-[.E8])/[.E$4]" office:value-type="float" office:value="0.00730729384063778" calcext:value-type="float">
            <text:p>0.007307293840638</text:p>
          </table:table-cell>
          <table:table-cell table:style-name="ce112" table:formula="of:=([.F$4]-[.F8])/[.F$4]" office:value-type="float" office:value="0.0054246120539885" calcext:value-type="float">
            <text:p>0.005424612053989</text:p>
          </table:table-cell>
          <table:table-cell table:style-name="ce112" table:formula="of:=([.G$4]-[.G8])/[.G$4]" office:value-type="float" office:value="0.0107868800584782" calcext:value-type="float">
            <text:p>0.010786880058478</text:p>
          </table:table-cell>
          <table:table-cell table:style-name="ce112"/>
          <table:table-cell table:style-name="ce112" table:formula="of:=([.I$4]-[.I8])/[.I$4]" office:value-type="float" office:value="0.0141906383370871" calcext:value-type="float">
            <text:p>0.014190638337087</text:p>
          </table:table-cell>
          <table:table-cell table:style-name="ce112" table:formula="of:=([.J$4]-[.J8])/[.J$4]" office:value-type="float" office:value="0.00579258966199397" calcext:value-type="float">
            <text:p>0.005792589661994</text:p>
          </table:table-cell>
          <table:table-cell table:style-name="ce112" table:formula="of:=([.K$4]-[.K8])/[.K$4]" office:value-type="float" office:value="0.0143841038192715" calcext:value-type="float">
            <text:p>0.014384103819272</text:p>
          </table:table-cell>
          <table:table-cell table:style-name="ce112" table:formula="of:=([.L$4]-[.L8])/[.L$4]" office:value-type="float" office:value="0.0117145842102313" calcext:value-type="float">
            <text:p>0.011714584210231</text:p>
          </table:table-cell>
          <table:table-cell table:style-name="ce112" table:formula="of:=([.M$4]-[.M8])/[.M$4]" office:value-type="float" office:value="0.00954148021053494" calcext:value-type="float">
            <text:p>0.009541480210535</text:p>
          </table:table-cell>
          <table:table-cell table:style-name="ce112"/>
          <table:table-cell table:style-name="ce112" table:formula="of:=([.O$4]-[.O8])/[.O$4]" office:value-type="float" office:value="0.000220738890705354" calcext:value-type="float">
            <text:p>0.000220738890705</text:p>
          </table:table-cell>
          <table:table-cell table:style-name="ce112" table:formula="of:=([.P$4]-[.P8])/[.P$4]" office:value-type="float" office:value="0.0494273679789759" calcext:value-type="float">
            <text:p>0.049427367978976</text:p>
          </table:table-cell>
          <table:table-cell table:style-name="ce112" table:formula="of:=([.Q$4]-[.Q8])/[.Q$4]" office:value-type="float" office:value="0.0211134973608041" calcext:value-type="float">
            <text:p>0.021113497360804</text:p>
          </table:table-cell>
          <table:table-cell table:style-name="ce112" table:formula="of:=([.R$4]-[.R8])/[.R$4]" office:value-type="float" office:value="0.0089348172050521" calcext:value-type="float">
            <text:p>0.008934817205052</text:p>
          </table:table-cell>
          <table:table-cell table:style-name="ce112" table:formula="of:=([.S$4]-[.S8])/[.S$4]" office:value-type="float" office:value="0.00526455320930295" calcext:value-type="float">
            <text:p>0.005264553209303</text:p>
          </table:table-cell>
          <table:table-cell table:style-name="ce112" table:formula="of:=([.T$4]-[.T8])/[.T$4]" office:value-type="float" office:value="0.0198765799232528" calcext:value-type="float">
            <text:p>0.019876579923253</text:p>
          </table:table-cell>
          <table:table-cell table:style-name="ce112" table:formula="of:=([.U$4]-[.U8])/[.U$4]" office:value-type="float" office:value="0.0289482850685334" calcext:value-type="float">
            <text:p>0.028948285068534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formula="of:=SUM([.D14:.U14])/15" office:value-type="float" office:value="0.0138134918803583" calcext:value-type="float">
            <text:p>0.013813491880358</text:p>
          </table:table-cell>
          <table:table-cell table:style-name="ce13" table:formula="of:=[.B14]" office:value-type="percentage" office:value="0.0138134918803583" calcext:value-type="percentage">
            <text:p>1.38%</text:p>
          </table:table-cell>
          <table:table-cell table:style-name="ce112"/>
          <table:table-cell table:style-name="ce112" table:formula="of:=([.E$4]-[.E9])/[.E$4]" office:value-type="float" office:value="0.00318264267531904" calcext:value-type="float">
            <text:p>0.003182642675319</text:p>
          </table:table-cell>
          <table:table-cell table:style-name="ce112" table:formula="of:=([.F$4]-[.F9])/[.F$4]" office:value-type="float" office:value="0.00697460226053356" calcext:value-type="float">
            <text:p>0.006974602260534</text:p>
          </table:table-cell>
          <table:table-cell table:style-name="ce112" table:formula="of:=([.G$4]-[.G9])/[.G$4]" office:value-type="float" office:value="0.0102764223933823" calcext:value-type="float">
            <text:p>0.010276422393382</text:p>
          </table:table-cell>
          <table:table-cell table:style-name="ce112"/>
          <table:table-cell table:style-name="ce112" table:formula="of:=([.I$4]-[.I9])/[.I$4]" office:value-type="float" office:value="0.011223812938184" calcext:value-type="float">
            <text:p>0.011223812938184</text:p>
          </table:table-cell>
          <table:table-cell table:style-name="ce112" table:formula="of:=([.J$4]-[.J9])/[.J$4]" office:value-type="float" office:value="0.00412622877051608" calcext:value-type="float">
            <text:p>0.004126228770516</text:p>
          </table:table-cell>
          <table:table-cell table:style-name="ce112" table:formula="of:=([.K$4]-[.K9])/[.K$4]" office:value-type="float" office:value="0.0114099533612859" calcext:value-type="float">
            <text:p>0.011409953361286</text:p>
          </table:table-cell>
          <table:table-cell table:style-name="ce112" table:formula="of:=([.L$4]-[.L9])/[.L$4]" office:value-type="float" office:value="0.0164458268120559" calcext:value-type="float">
            <text:p>0.016445826812056</text:p>
          </table:table-cell>
          <table:table-cell table:style-name="ce112" table:formula="of:=([.M$4]-[.M9])/[.M$4]" office:value-type="float" office:value="0.00800471636635785" calcext:value-type="float">
            <text:p>0.008004716366358</text:p>
          </table:table-cell>
          <table:table-cell table:style-name="ce112"/>
          <table:table-cell table:style-name="ce112" table:formula="of:=([.O$4]-[.O9])/[.O$4]" office:value-type="float" office:value="0.00202355657540378" calcext:value-type="float">
            <text:p>0.002023556575404</text:p>
          </table:table-cell>
          <table:table-cell table:style-name="ce112" table:formula="of:=([.P$4]-[.P9])/[.P$4]" office:value-type="float" office:value="0.0583787749766348" calcext:value-type="float">
            <text:p>0.058378774976635</text:p>
          </table:table-cell>
          <table:table-cell table:style-name="ce112" table:formula="of:=([.Q$4]-[.Q9])/[.Q$4]" office:value-type="float" office:value="0.0175585129703491" calcext:value-type="float">
            <text:p>0.017558512970349</text:p>
          </table:table-cell>
          <table:table-cell table:style-name="ce112" table:formula="of:=([.R$4]-[.R9])/[.R$4]" office:value-type="float" office:value="0.00858262851336347" calcext:value-type="float">
            <text:p>0.008582628513363</text:p>
          </table:table-cell>
          <table:table-cell table:style-name="ce112" table:formula="of:=([.S$4]-[.S9])/[.S$4]" office:value-type="float" office:value="0.00406837955302993" calcext:value-type="float">
            <text:p>0.00406837955303</text:p>
          </table:table-cell>
          <table:table-cell table:style-name="ce112" table:formula="of:=([.T$4]-[.T9])/[.T$4]" office:value-type="float" office:value="0.0186631732395755" calcext:value-type="float">
            <text:p>0.018663173239576</text:p>
          </table:table-cell>
          <table:table-cell table:style-name="ce112" table:formula="of:=([.U$4]-[.U9])/[.U$4]" office:value-type="float" office:value="0.0262831467993834" calcext:value-type="float">
            <text:p>0.026283146799384</text:p>
          </table:table-cell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formula="of:=SUM([.D15:.U15])/15" office:value-type="float" office:value="0.0105546998029952" calcext:value-type="float">
            <text:p>0.010554699802995</text:p>
          </table:table-cell>
          <table:table-cell table:style-name="ce13" table:formula="of:=[.B15]" office:value-type="percentage" office:value="0.0105546998029952" calcext:value-type="percentage">
            <text:p>1.06%</text:p>
          </table:table-cell>
          <table:table-cell table:style-name="ce112"/>
          <table:table-cell table:style-name="ce112" table:formula="of:=([.E$4]-[.E10])/[.E$4]" office:value-type="float" office:value="0.0008305444719119" calcext:value-type="float">
            <text:p>0.000830544471912</text:p>
          </table:table-cell>
          <table:table-cell table:style-name="ce112" table:formula="of:=([.F$4]-[.F10])/[.F$4]" office:value-type="float" office:value="0.0022510344188881" calcext:value-type="float">
            <text:p>0.002251034418888</text:p>
          </table:table-cell>
          <table:table-cell table:style-name="ce112" table:formula="of:=([.G$4]-[.G10])/[.G$4]" office:value-type="float" office:value="0.00947107123920554" calcext:value-type="float">
            <text:p>0.009471071239206</text:p>
          </table:table-cell>
          <table:table-cell table:style-name="ce112"/>
          <table:table-cell table:style-name="ce112" table:formula="of:=([.I$4]-[.I10])/[.I$4]" office:value-type="float" office:value="0.0113595244593472" calcext:value-type="float">
            <text:p>0.011359524459347</text:p>
          </table:table-cell>
          <table:table-cell table:style-name="ce112" table:formula="of:=([.J$4]-[.J10])/[.J$4]" office:value-type="float" office:value="0.000597620214785413" calcext:value-type="float">
            <text:p>0.000597620214785</text:p>
          </table:table-cell>
          <table:table-cell table:style-name="ce112" table:formula="of:=([.K$4]-[.K10])/[.K$4]" office:value-type="float" office:value="0.0144500431147695" calcext:value-type="float">
            <text:p>0.01445004311477</text:p>
          </table:table-cell>
          <table:table-cell table:style-name="ce112" table:formula="of:=([.L$4]-[.L10])/[.L$4]" office:value-type="float" office:value="0.0193379718937326" calcext:value-type="float">
            <text:p>0.019337971893733</text:p>
          </table:table-cell>
          <table:table-cell table:style-name="ce112" table:formula="of:=([.M$4]-[.M10])/[.M$4]" office:value-type="float" office:value="0.00440393805425125" calcext:value-type="float">
            <text:p>0.004403938054251</text:p>
          </table:table-cell>
          <table:table-cell table:style-name="ce112"/>
          <table:table-cell table:style-name="ce112" table:formula="of:=([.O$4]-[.O10])/[.O$4]" office:value-type="float" office:value="0.000408137021182581" calcext:value-type="float">
            <text:p>0.000408137021183</text:p>
          </table:table-cell>
          <table:table-cell table:style-name="ce112" table:formula="of:=([.P$4]-[.P10])/[.P$4]" office:value-type="float" office:value="0.0403101164111988" calcext:value-type="float">
            <text:p>0.040310116411199</text:p>
          </table:table-cell>
          <table:table-cell table:style-name="ce112" table:formula="of:=([.Q$4]-[.Q10])/[.Q$4]" office:value-type="float" office:value="0.0128487481105275" calcext:value-type="float">
            <text:p>0.012848748110528</text:p>
          </table:table-cell>
          <table:table-cell table:style-name="ce112" table:formula="of:=([.R$4]-[.R10])/[.R$4]" office:value-type="float" office:value="0.0078210619109598" calcext:value-type="float">
            <text:p>0.00782106191096</text:p>
          </table:table-cell>
          <table:table-cell table:style-name="ce112" table:formula="of:=([.S$4]-[.S10])/[.S$4]" office:value-type="float" office:value="0.00156805824174046" calcext:value-type="float">
            <text:p>0.00156805824174</text:p>
          </table:table-cell>
          <table:table-cell table:style-name="ce112" table:formula="of:=([.T$4]-[.T10])/[.T$4]" office:value-type="float" office:value="0.0138548025603322" calcext:value-type="float">
            <text:p>0.013854802560332</text:p>
          </table:table-cell>
          <table:table-cell table:style-name="ce112" table:formula="of:=([.U$4]-[.U10])/[.U$4]" office:value-type="float" office:value="0.0188078249220953" calcext:value-type="float">
            <text:p>0.018807824922095</text:p>
          </table:table-cell>
          <table:table-cell table:style-name="ce39" table:number-columns-repeated="10"/>
          <table:table-cell table:number-columns-repeated="6"/>
        </table:table-row>
        <table:table-row table:style-name="ro4">
          <table:table-cell table:style-name="ce3" table:number-columns-spanned="2" table:number-rows-spanned="1"/>
          <table:covered-table-cell table:style-name="ce12" table:formula="of:=SUM([.D16:.N16])/22" office:value-type="float" office:value="0" calcext:value-type="float">
            <text:p>0</text:p>
          </table:covered-table-cell>
          <table:table-cell table:style-name="ce12"/>
          <table:table-cell table:style-name="ce21" office:value-type="string" calcext:value-type="string" table:number-columns-spanned="11" table:number-rows-spanned="1">
            <text:p>Relative difference of the fitness value in comparison with the optimal value if known</text:p>
          </table:table-cell>
          <table:covered-table-cell table:number-columns-repeated="3" table:style-name="ce15"/>
          <table:covered-table-cell table:number-columns-repeated="2" table:style-name="ce30"/>
          <table:covered-table-cell table:number-columns-repeated="5" table:style-name="ce15"/>
          <table:table-cell table:style-name="ce131" table:number-columns-repeated="17"/>
          <table:table-cell table:number-columns-repeated="6"/>
        </table:table-row>
        <table:table-row table:style-name="ro5">
          <table:table-cell table:style-name="ce5" office:value-type="string" calcext:value-type="string">
            <text:p>HX</text:p>
          </table:table-cell>
          <table:table-cell table:style-name="ce12" table:formula="of:=SUM([.D17:.U17])/3" office:value-type="float" office:value="-0.073136950701316" calcext:value-type="float">
            <text:p>-0.073136950701316</text:p>
          </table:table-cell>
          <table:table-cell table:style-name="ce13" table:formula="of:=[.B17]*(-1)" office:value-type="percentage" office:value="0.073136950701316" calcext:value-type="percentage">
            <text:p>7.31%</text:p>
          </table:table-cell>
          <table:table-cell table:style-name="ce112" table:formula="of:=([.D$3]-[.D7])/[.D$3]" office:value-type="float" office:value="-0.0778869022957176" calcext:value-type="float">
            <text:p>-0.077886902295718</text:p>
          </table:table-cell>
          <table:table-cell table:style-name="ce112" table:number-columns-repeated="3"/>
          <table:table-cell table:style-name="ce112" table:formula="of:=([.H$3]-[.H7])/[.H$3]" office:value-type="float" office:value="-0.0490790738728982" calcext:value-type="float">
            <text:p>-0.049079073872898</text:p>
          </table:table-cell>
          <table:table-cell table:style-name="ce112" table:number-columns-repeated="5"/>
          <table:table-cell table:style-name="ce112" table:formula="of:=([.N$3]-[.N7])/[.N$3]" office:value-type="float" office:value="-0.0924448759353321" calcext:value-type="float">
            <text:p>-0.092444875935332</text:p>
          </table:table-cell>
          <table:table-cell table:style-name="ce112" table:number-columns-repeated="7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LOX</text:p>
          </table:table-cell>
          <table:table-cell table:style-name="ce12" table:formula="of:=SUM([.D18:.U18])/3" office:value-type="float" office:value="-0.0607394376255641" calcext:value-type="float">
            <text:p>-0.060739437625564</text:p>
          </table:table-cell>
          <table:table-cell table:style-name="ce13" table:formula="of:=[.B18]*(-1)" office:value-type="percentage" office:value="0.0607394376255641" calcext:value-type="percentage">
            <text:p>6.07%</text:p>
          </table:table-cell>
          <table:table-cell table:style-name="ce112" table:formula="of:=([.D$3]-[.D8])/[.D$3]" office:value-type="float" office:value="-0.0720454967040158" calcext:value-type="float">
            <text:p>-0.072045496704016</text:p>
          </table:table-cell>
          <table:table-cell table:style-name="ce112" table:number-columns-repeated="3"/>
          <table:table-cell table:style-name="ce112" table:formula="of:=([.H$3]-[.H8])/[.H$3]" office:value-type="float" office:value="-0.0319072261675297" calcext:value-type="float">
            <text:p>-0.03190722616753</text:p>
          </table:table-cell>
          <table:table-cell table:style-name="ce112" table:number-columns-repeated="5"/>
          <table:table-cell table:style-name="ce112" table:formula="of:=([.N$3]-[.N8])/[.N$3]" office:value-type="float" office:value="-0.0782655900051469" calcext:value-type="float">
            <text:p>-0.078265590005147</text:p>
          </table:table-cell>
          <table:table-cell table:style-name="ce112" table:number-columns-repeated="7"/>
          <table:table-cell table:style-name="ce39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MX</text:p>
          </table:table-cell>
          <table:table-cell table:style-name="ce12" table:formula="of:=SUM([.D19:.U19])/3" office:value-type="float" office:value="-0.0583561208700149" calcext:value-type="float">
            <text:p>-0.058356120870015</text:p>
          </table:table-cell>
          <table:table-cell table:style-name="ce13" table:formula="of:=[.B19]*(-1)" office:value-type="percentage" office:value="0.0583561208700149" calcext:value-type="percentage">
            <text:p>5.84%</text:p>
          </table:table-cell>
          <table:table-cell table:style-name="ce112" table:formula="of:=([.D$3]-[.D9])/[.D$3]" office:value-type="float" office:value="-0.0604520938072401" calcext:value-type="float">
            <text:p>-0.06045209380724</text:p>
          </table:table-cell>
          <table:table-cell table:style-name="ce112" table:number-columns-repeated="3"/>
          <table:table-cell table:style-name="ce112" table:formula="of:=([.H$3]-[.H9])/[.H$3]" office:value-type="float" office:value="-0.0323627299987849" calcext:value-type="float">
            <text:p>-0.032362729998785</text:p>
          </table:table-cell>
          <table:table-cell table:style-name="ce112" table:number-columns-repeated="5"/>
          <table:table-cell table:style-name="ce112" table:formula="of:=([.N$3]-[.N9])/[.N$3]" office:value-type="float" office:value="-0.0822535388040197" calcext:value-type="float">
            <text:p>-0.08225353880402</text:p>
          </table:table-cell>
          <table:table-cell table:style-name="ce112" table:number-columns-repeated="7"/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 office:value-type="string" calcext:value-type="string">
            <text:p>OX</text:p>
          </table:table-cell>
          <table:table-cell table:style-name="ce12" table:formula="of:=SUM([.D20:.U20])/3" office:value-type="float" office:value="-0.0675449125395381" calcext:value-type="float">
            <text:p>-0.067544912539538</text:p>
          </table:table-cell>
          <table:table-cell table:style-name="ce13" table:formula="of:=[.B20]*(-1)" office:value-type="percentage" office:value="0.0675449125395381" calcext:value-type="percentage">
            <text:p>6.75%</text:p>
          </table:table-cell>
          <table:table-cell table:style-name="ce112" table:formula="of:=([.D$3]-[.D10])/[.D$3]" office:value-type="float" office:value="-0.074958095551593" calcext:value-type="float">
            <text:p>-0.074958095551593</text:p>
          </table:table-cell>
          <table:table-cell table:style-name="ce112" table:number-columns-repeated="3"/>
          <table:table-cell table:style-name="ce112" table:formula="of:=([.H$3]-[.H10])/[.H$3]" office:value-type="float" office:value="-0.0371591428908693" calcext:value-type="float">
            <text:p>-0.037159142890869</text:p>
          </table:table-cell>
          <table:table-cell table:style-name="ce112" table:number-columns-repeated="5"/>
          <table:table-cell table:style-name="ce112" table:formula="of:=([.N$3]-[.N10])/[.N$3]" office:value-type="float" office:value="-0.0905174991761518" calcext:value-type="float">
            <text:p>-0.090517499176152</text:p>
          </table:table-cell>
          <table:table-cell table:style-name="ce112" table:number-columns-repeated="7"/>
          <table:table-cell table:style-name="ce7" table:number-columns-repeated="10"/>
          <table:table-cell table:number-columns-repeated="6"/>
        </table:table-row>
        <table:table-row table:style-name="ro5">
          <table:table-cell table:style-name="ce5"/>
          <table:table-cell table:style-name="ce7" table:number-columns-repeated="30"/>
          <table:table-cell table:number-columns-repeated="6"/>
        </table:table-row>
        <table:table-row table:style-name="ro5">
          <table:table-cell table:style-name="ce7" table:number-columns-repeated="2"/>
          <table:table-cell table:style-name="ce7" office:value-type="string" calcext:value-type="string">
            <text:p>opt</text:p>
          </table:table-cell>
          <table:table-cell table:style-name="ce7" office:value-type="string" calcext:value-type="string">
            <text:p>heursitics</text:p>
          </table:table-cell>
          <table:table-cell table:style-name="ce7" table:number-columns-repeated="27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HX</text:p>
          </table:table-cell>
          <table:table-cell table:style-name="ce10" table:formula="of:=[.C17]" office:value-type="percentage" office:value="0.073136950701316" calcext:value-type="percentage">
            <text:p>7.31%</text:p>
          </table:table-cell>
          <table:table-cell table:style-name="ce10" table:formula="of:=[.C12]" office:value-type="percentage" office:value="0.00151376260808539" calcext:value-type="percentage">
            <text:p>0.15%</text:p>
          </table:table-cell>
          <table:table-cell table:style-name="ce7" table:number-columns-repeated="27"/>
          <table:table-cell table:number-columns-repeated="6"/>
        </table:table-row>
        <table:table-row table:style-name="ro5">
          <table:table-cell table:style-name="ce5"/>
          <table:table-cell table:style-name="ce5" office:value-type="string" calcext:value-type="string">
            <text:p>LOX</text:p>
          </table:table-cell>
          <table:table-cell table:style-name="ce10" table:formula="of:=[.C18]" office:value-type="percentage" office:value="0.0607394376255641" calcext:value-type="percentage">
            <text:p>6.07%</text:p>
          </table:table-cell>
          <table:table-cell table:style-name="ce10" table:formula="of:=[.C13]" office:value-type="percentage" office:value="0.0141952014552567" calcext:value-type="percentage">
            <text:p>1.42%</text:p>
          </table:table-cell>
          <table:table-cell table:style-name="ce7" table:number-columns-repeated="27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MX</text:p>
          </table:table-cell>
          <table:table-cell table:style-name="ce10" table:formula="of:=[.C19]" office:value-type="percentage" office:value="0.0583561208700149" calcext:value-type="percentage">
            <text:p>5.84%</text:p>
          </table:table-cell>
          <table:table-cell table:style-name="ce10" table:formula="of:=[.C14]" office:value-type="percentage" office:value="0.0138134918803583" calcext:value-type="percentage">
            <text:p>1.38%</text:p>
          </table:table-cell>
          <table:table-cell table:style-name="ce7" table:number-columns-repeated="27"/>
          <table:table-cell table:number-columns-repeated="6"/>
        </table:table-row>
        <table:table-row table:style-name="ro5">
          <table:table-cell table:style-name="ce7"/>
          <table:table-cell table:style-name="ce5" office:value-type="string" calcext:value-type="string">
            <text:p>OX</text:p>
          </table:table-cell>
          <table:table-cell table:style-name="ce10" table:formula="of:=[.C20]" office:value-type="percentage" office:value="0.0675449125395381" calcext:value-type="percentage">
            <text:p>6.75%</text:p>
          </table:table-cell>
          <table:table-cell table:style-name="ce10" table:formula="of:=[.C15]" office:value-type="percentage" office:value="0.0105546998029952" calcext:value-type="percentage">
            <text:p>1.06%</text:p>
          </table:table-cell>
          <table:table-cell table:style-name="ce7" table:number-columns-repeated="27"/>
          <table:table-cell table:number-columns-repeated="6"/>
        </table:table-row>
        <table:table-row table:style-name="ro5" table:number-rows-repeated="9">
          <table:table-cell table:style-name="ce7" table:number-columns-repeated="31"/>
          <table:table-cell table:number-columns-repeated="6"/>
        </table:table-row>
        <table:table-row table:style-name="ro5" table:number-rows-repeated="1048540">
          <table:table-cell table:number-columns-repeated="37"/>
        </table:table-row>
        <table:table-row table:style-name="ro5">
          <table:table-cell table:number-columns-repeated="37"/>
        </table:table-row>
      </table:table>
      <table:table table:name="Sheet2" table:style-name="ta1">
        <table:table-column table:style-name="co17" table:number-columns-repeated="5" table:default-cell-style-name="Default"/>
        <table:table-row table:style-name="ro5" table:number-rows-repeated="27">
          <table:table-cell table:number-columns-repeated="5"/>
        </table:table-row>
        <table:table-row table:style-name="ro5" table:number-rows-repeated="8">
          <table:table-cell table:number-columns-repeated="4"/>
          <table:table-cell table:style-name="ce12"/>
        </table:table-row>
        <table:table-row table:style-name="ro5">
          <table:table-cell table:number-columns-repeated="4"/>
          <table:table-cell table:style-name="ce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Menlo" svg:font-family="Menlo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2" loext:min-decimal-places="12" number:min-integer-digits="1"/>
    </number:number-style>
    <number:number-style style:name="N122">
      <number:number number:decimal-places="11" loext:min-decimal-places="11" number:min-integer-digits="1"/>
    </number:number-style>
    <number:number-style style:name="N123">
      <number:number number:decimal-places="10" loext:min-decimal-places="10" number:min-integer-digits="1"/>
    </number:number-style>
    <number:number-style style:name="N124">
      <number:number number:decimal-places="9" loext:min-decimal-places="9" number:min-integer-digits="1"/>
    </number:number-style>
    <number:number-style style:name="N125">
      <number:number number:decimal-places="8" loext:min-decimal-places="8" number:min-integer-digits="1"/>
    </number:number-style>
    <number:number-style style:name="N126">
      <number:number number:decimal-places="1" loext:min-decimal-places="1" number:min-integer-digits="1"/>
    </number:number-style>
    <number:number-style style:name="N127">
      <number:number number:decimal-places="3" loext:min-decimal-places="3" number:min-integer-digits="1"/>
    </number:number-style>
    <number:number-style style:name="N128">
      <number:number number:decimal-places="4" loext:min-decimal-places="4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6" loext:min-decimal-places="6" number:min-integer-digits="1"/>
    </number:number-style>
    <number:number-style style:name="N131">
      <number:number number:decimal-places="7" loext:min-decimal-places="7" number:min-integer-digits="1"/>
    </number:number-style>
    <number:number-style style:name="N132">
      <number:number number:decimal-places="14" loext:min-decimal-places="14" number:min-integer-digits="1"/>
    </number:number-style>
    <number:number-style style:name="N133">
      <number:number number:decimal-places="13" loext:min-decimal-places="1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5">00/00/0000</text:date>, <text:time style:data-style-name="N2" text:time-value="10:32:01.71991155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0-06-05T10:38:31.189719245</dc:date>
    <meta:editing-duration>P3DT2H51M35S</meta:editing-duration>
    <meta:editing-cycles>124</meta:editing-cycles>
    <meta:generator>LibreOffice/6.4.2.2$MacOSX_X86_64 LibreOffice_project/4e471d8c02c9c90f512f7f9ead8875b57fcb1ec3</meta:generator>
    <meta:document-statistic meta:table-count="2" meta:cell-count="235" meta:object-count="6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2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chart-properties style:rotation-angle="90"/>
      <style:text-properties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f7d1d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7:RESULTS.A20 RESULTS.C17:RESULTS.C20" chart:data-source-has-labels="column" svg:x="2.108cm" svg:y="0.147cm" svg:width="10.925cm" svg:height="13.018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31cm" svg:y="13.175cm" chart:style-name="ch4">
              <text:p>Crossover type</text:p>
            </chart:title>
            <chart:categories table:cell-range-address="RESULTS.A17:RESULTS.A20"/>
          </chart:axis>
          <chart:axis chart:dimension="y" chart:name="primary-y" chart:style-name="ch5">
            <chart:title svg:x="0.288cm" svg:y="7.028cm" chart:style-name="ch6">
              <text:p>E</text:p>
            </chart:title>
            <chart:grid chart:style-name="ch7" chart:class="major"/>
          </chart:axis>
          <chart:series chart:style-name="ch8" chart:values-cell-range-address="RESULTS.C17:RESULTS.C20" chart:class="chart:bar">
            <chart:data-point/>
            <chart:data-point chart:style-name="ch9"/>
            <chart:data-point chart:style-name="ch10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7:RESULTS.A20</svg:desc>
                </draw:g>
              </table:table-cell>
              <table:table-cell office:value-type="float" office:value="0.073136950701316">
                <text:p>0.073136950701316</text:p>
                <draw:g>
                  <svg:desc>RESULTS.C17:RESULTS.C20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607394376255641">
                <text:p>0.0607394376255641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583561208700149">
                <text:p>0.0583561208700149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675449125395381">
                <text:p>0.067544912539538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include-hidden-cells="false" chart:treat-empty-cells="leave-gap" chart:right-angled-axes="true"/>
    </style:style>
    <style:style style:name="ch3" style:family="chart" style:data-style-name="N0">
      <style:chart-properties chart:display-label="true" chart:tick-marks-major-inner="true" chart:tick-marks-major-outer="false" chart:logarithmic="false" chart:text-overlap="true" chart:reverse-direction="false" text:line-break="true" loext:try-staggering-first="false" chart:link-data-style-to-source="true" chart:axis-position="0" style:rotation-angle="45"/>
      <style:graphic-properties draw:stroke="none" svg:stroke-color="#b3b3b3"/>
      <style:paragraph-properties style:writing-mode="rl-tb"/>
      <style:text-properties fo:font-size="20pt" fo:font-weight="bold" style:font-size-asian="10pt" style:font-size-complex="10pt"/>
    </style:style>
    <style:style style:name="ch4" style:family="chart">
      <style:chart-properties style:rotation-angle="0"/>
      <style:graphic-properties draw:fill-gradient-name="Pastel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Bouquet" draw:gradient-step-count="0"/>
      <style:text-properties fo:font-size="22pt" style:font-size-asian="9pt" style:font-size-complex="9pt"/>
    </style:style>
    <style:style style:name="ch5" style:family="chart" style:data-style-name="N11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22pt" style:font-size-asian="10pt" style:font-size-complex="10pt"/>
    </style:style>
    <style:style style:name="ch6" style:family="chart">
      <style:chart-properties style:rotation-angle="90"/>
      <style:text-properties fo:font-size="32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">
      <style:chart-properties chart:link-data-style-to-source="true"/>
      <style:graphic-properties draw:fill-color="#afd095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chart-properties chart:solid-type="cuboid"/>
      <style:graphic-properties draw:fill-color="#bf0041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02cm" svg:height="14.742cm" xlink:href=".." xlink:type="simple" chart:class="chart:bar" chart:style-name="ch1">
        <chart:plot-area chart:style-name="ch2" table:cell-range-address="RESULTS.A12:RESULTS.A15 RESULTS.C12:RESULTS.C15" chart:data-source-has-labels="column" svg:x="2.108cm" svg:y="0.147cm" svg:width="10.925cm" svg:height="13.018cm">
          <chartooo:coordinate-region svg:x="4.599cm" svg:y="0.578cm" svg:width="8.434cm" svg:height="10.932cm"/>
          <chart:axis chart:dimension="x" chart:name="primary-x" chart:style-name="ch3" chartooo:axis-type="auto">
            <chartooo:date-scale/>
            <chart:title svg:x="6.333cm" svg:y="13.175cm" chart:style-name="ch4">
              <text:p>Crossover type</text:p>
            </chart:title>
            <chart:categories table:cell-range-address="RESULTS.A12:RESULTS.A15"/>
          </chart:axis>
          <chart:axis chart:dimension="y" chart:name="primary-y" chart:style-name="ch5">
            <chart:title svg:x="0.388cm" svg:y="6.725cm" chart:style-name="ch6">
              <text:p>I</text:p>
            </chart:title>
            <chart:grid chart:style-name="ch7" chart:class="major"/>
          </chart:axis>
          <chart:series chart:style-name="ch8" chart:values-cell-range-address="RESULTS.C12:RESULTS.C15" chart:class="chart:bar">
            <chart:data-point chart:style-name="ch9"/>
            <chart:data-point chart:style-name="ch10"/>
            <chart:data-point chart:style-name="ch9"/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HX</text:p>
                <draw:g>
                  <svg:desc>RESULTS.A12:RESULTS.A15</svg:desc>
                </draw:g>
              </table:table-cell>
              <table:table-cell office:value-type="float" office:value="0.00151376260808539">
                <text:p>0.00151376260808539</text:p>
                <draw:g>
                  <svg:desc>RESULTS.C12:RESULTS.C15</svg:desc>
                </draw:g>
              </table:table-cell>
            </table:table-row>
            <table:table-row>
              <table:table-cell office:value-type="string">
                <text:p>LOX</text:p>
              </table:table-cell>
              <table:table-cell office:value-type="float" office:value="0.0141952014552567">
                <text:p>0.0141952014552567</text:p>
              </table:table-cell>
            </table:table-row>
            <table:table-row>
              <table:table-cell office:value-type="string">
                <text:p>MX</text:p>
              </table:table-cell>
              <table:table-cell office:value-type="float" office:value="0.0138134918803583">
                <text:p>0.0138134918803583</text:p>
              </table:table-cell>
            </table:table-row>
            <table:table-row>
              <table:table-cell office:value-type="string">
                <text:p>OX</text:p>
              </table:table-cell>
              <table:table-cell office:value-type="float" office:value="0.0105546998029952">
                <text:p>0.010554699802995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chartooo="http://openoffice.org/2010/chart" xmlns:dc="http://purl.org/dc/elements/1.1/" xmlns:xlink="http://www.w3.org/1999/xlink" xmlns:ooo="http://openoffice.org/2004/office" xmlns:office="urn:oasis:names:tc:opendocument:xmlns:office:1.0" office:version="1.2">
  <office:meta>
    <meta:generator>LibreOffice/6.4.2.2$MacOSX_X86_64 LibreOffice_project/4e471d8c02c9c90f512f7f9ead8875b57fcb1ec3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xlink="http://www.w3.org/1999/xlink" xmlns:field="urn:openoffice:names:experimental:ooo-ms-interop:xmlns:field:1.0" xmlns:drawooo="http://openoffice.org/2010/draw" xmlns:calcext="urn:org:documentfoundation:names:experimental:calc:xmlns:calcext:1.0" xmlns:script="urn:oasis:names:tc:opendocument:xmlns:scrip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draw="urn:oasis:names:tc:opendocument:xmlns:drawing:1.0" xmlns:dr3d="urn:oasis:names:tc:opendocument:xmlns:dr3d:1.0" xmlns:text="urn:oasis:names:tc:opendocument:xmlns:text:1.0" xmlns:dc="http://purl.org/dc/elements/1.1/" xmlns:chart="urn:oasis:names:tc:opendocument:xmlns:chart:1.0" xmlns:style="urn:oasis:names:tc:opendocument:xmlns:style:1.0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tyles>
    <draw:hatch draw:name="Black_20_45_20_Degrees" draw:display-name="Black 45 Degrees" draw:style="single" draw:color="#000000" draw:distance="0.102cm" draw:rotation="450"/>
  </office:styles>
</office:document-styles>
</file>